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margin-left="0.0472in" fo:break-before="page" table:align="left"/>
    </style:style>
    <style:style style:name="Table1.A" style:family="table-column">
      <style:table-column-properties style:column-width="0.5778in"/>
    </style:style>
    <style:style style:name="Table1.B" style:family="table-column">
      <style:table-column-properties style:column-width="0.1514in"/>
    </style:style>
    <style:style style:name="Table1.C" style:family="table-column">
      <style:table-column-properties style:column-width="0.2368in"/>
    </style:style>
    <style:style style:name="Table1.D" style:family="table-column">
      <style:table-column-properties style:column-width="0.534in"/>
    </style:style>
    <style:style style:name="Table1.E" style:family="table-column">
      <style:table-column-properties style:column-width="0.0813in"/>
    </style:style>
    <style:style style:name="Table1.F" style:family="table-column">
      <style:table-column-properties style:column-width="0.4924in"/>
    </style:style>
    <style:style style:name="Table1.G" style:family="table-column">
      <style:table-column-properties style:column-width="0.2083in"/>
    </style:style>
    <style:style style:name="Table1.H" style:family="table-column">
      <style:table-column-properties style:column-width="0.7181in"/>
    </style:style>
    <style:style style:name="Table1.I" style:family="table-column">
      <style:table-column-properties style:column-width="1.5in"/>
    </style:style>
    <style:style style:name="Table1.J" style:family="table-column">
      <style:table-column-properties style:column-width="0.9264in"/>
    </style:style>
    <style:style style:name="Table1.K" style:family="table-column">
      <style:table-column-properties style:column-width="0.4069in"/>
    </style:style>
    <style:style style:name="Table1.L" style:family="table-column">
      <style:table-column-properties style:column-width="0.1667in"/>
    </style:style>
    <style:style style:name="Table1.M" style:family="table-column">
      <style:table-column-properties style:column-width="0.0319in"/>
    </style:style>
    <style:style style:name="Table1.N" style:family="table-column">
      <style:table-column-properties style:column-width="1.4681in"/>
    </style:style>
    <style:style style:name="Table1.1" style:family="table-row">
      <style:table-row-properties style:min-row-height="0.6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H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K1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1.2" style:family="table-row">
      <style:table-row-properties style:min-row-height="0.1639in"/>
    </style:style>
    <style:style style:name="Table1.A2" style:family="table-cell">
      <style:table-cell-properties style:vertical-align="" fo:padding="0.0382in" fo:border-left="0.05pt solid #000000" fo:border-right="none" fo:border-top="none" fo:border-bottom="none"/>
    </style:style>
    <style:style style:name="Table1.H2" style:family="table-cell">
      <style:table-cell-properties style:vertical-align="middle" fo:padding="0.0382in" fo:border="none"/>
    </style:style>
    <style:style style:name="Table1.K2" style:family="table-cell">
      <style:table-cell-properties style:vertical-align="middle" fo:padding="0.0382in" fo:border-left="none" fo:border-right="0.05pt solid #000000" fo:border-top="none" fo:border-bottom="none"/>
    </style:style>
    <style:style style:name="Table1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1.C8" style:family="table-cell" style:data-style-name="N3">
      <style:table-cell-properties style:vertical-align="middle" fo:padding="0.0382in" fo:border="none"/>
    </style:style>
    <style:style style:name="Table1.A11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" fo:padding="0.0382in" fo:border-left="none" fo:border-right="none" fo:border-top="none" fo:border-bottom="0.05pt solid #000000"/>
    </style:style>
    <style:style style:name="Table1.I12" style:family="table-cell">
      <style:table-cell-properties style:vertical-align="" fo:padding="0.0382in" fo:border-left="none" fo:border-right="none" fo:border-top="none" fo:border-bottom="0.05pt solid #000000"/>
    </style:style>
    <style:style style:name="Table1.J12" style:family="table-cell">
      <style:table-cell-properties style:vertical-align="" fo:padding="0.0382in" fo:border-left="none" fo:border-right="none" fo:border-top="none" fo:border-bottom="0.05pt solid #000000"/>
    </style:style>
    <style:style style:name="Table1.M1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Tamaho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0.1799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>
        <style:tab-stops>
          <style:tab-stop style:position="0.4264in"/>
          <style:tab-stop style:position="5.502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>
        <style:tab-stops>
          <style:tab-stop style:position="0.3693in"/>
        </style:tab-stops>
      </style:paragraph-properties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>
          <style:tab-stop style:position="5.502in"/>
        </style:tab-stops>
      </style:paragraph-properties>
      <style:text-properties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>
        <style:tab-stops>
          <style:tab-stop style:position="0.1799in"/>
        </style:tab-stops>
      </style:paragraph-properties>
      <style:text-properties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3693in"/>
        </style:tab-stops>
      </style:paragraph-properties>
      <style:text-properties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text-properties style:font-name="Tahoma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Tahoma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Tahom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font-name="Tahoma" fo:font-size="10pt" fo:font-style="normal" fo:text-shadow="none" style:text-underline-style="none" fo:font-weight="bold" style:font-name-asian="Tahoma1" style:font-size-asian="10pt" style:font-style-asian="normal" style:font-weight-asian="bold" style:font-name-complex="Tahoma1" style:font-size-complex="10pt" style:font-style-complex="normal" style:font-weight-complex="bold" style:text-emphasize="none" style:text-overline-style="none" style:text-overline-color="font-color"/>
    </style:style>
    <style:style style:name="P23" style:family="paragraph" style:parent-style-name="Table_20_Contents">
      <style:paragraph-properties fo:margin-left="0.0661in" fo:margin-right="0in" fo:text-indent="0in" style:auto-text-indent="false"/>
      <style:text-properties style:font-name="Tahoma" fo:font-size="8pt" style:font-size-asian="8pt" style:font-size-complex="8pt"/>
    </style:style>
    <style:style style:name="P24" style:family="paragraph" style:parent-style-name="Table_20_Contents">
      <style:paragraph-properties fo:margin-left="0.0661in" fo:margin-right="0in" fo:text-indent="0in" style:auto-text-indent="false"/>
      <style:text-properties fo:color="#000000" style:text-outline="false" style:text-line-through-style="none" style:font-name="Tahoma" fo:font-size="8pt" fo:font-style="italic" fo:text-shadow="none" style:text-underline-style="none" fo:font-weight="normal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style:font-name="Tahoma" fo:font-size="8pt" style:font-size-asian="8pt" style:font-size-complex="8pt"/>
    </style:style>
    <style:style style:name="T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italic" fo:text-shadow="none" style:text-underline-style="none" fo:font-weight="normal" style:font-name-asian="Tahoma" style:font-style-asian="italic" style:font-weight-asian="normal" style:font-name-complex="Tahoma" style:font-style-complex="italic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normal" fo:text-shadow="none" style:text-underline-style="none" style:font-name-asian="Tahoma1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ahoma1" fo:font-style="normal" fo:text-shadow="none" style:text-underline-style="none" fo:font-weight="normal" style:font-name-asian="Tahoma1" style:font-style-asian="normal" style:font-weight-asian="normal" style:font-name-complex="Tahoma1" style:font-style-complex="normal" style:font-weight-complex="normal" style:text-emphasize="none" style:text-overline-style="none" style:text-overline-color="font-color"/>
    </style:style>
    <number:number-style style:name="N3">
      <number:number number: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row table:style-name="Table1.1">
          <table:table-cell table:style-name="Table1.A1" table:number-columns-spanned="7" office:value-type="string">
            <text:p text:style-name="P22"><text:placeholder text:placeholder-type="text">&lt;o.company_id.name&gt;</text:placeholder></text:p>
            <text:p text:style-name="P8">MST: 3800100513 – 001</text:p>
            <text:p text:style-name="P9">Đc: 723 Q.Lộ 14 - Đồng Xoài -B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3" office:value-type="string">
            <text:p text:style-name="P20">PHIẾU CHI</text:p>
            <text:p text:style-name="P18">Ngày <text:span text:style-name="T5"><text:placeholder text:placeholder-type="text">&lt;o.date[8:10]&gt;</text:placeholder></text:span><text:span text:style-name="T5"> t</text:span>háng <text:span text:style-name="T5"><text:placeholder text:placeholder-type="text">&lt;o.date[5:7]&gt;</text:placeholder></text:span> năm <text:span text:style-name="T5"><text:placeholder text:placeholder-type="text">&lt;o.date[0:4]&gt;</text:placeholder></text:span></text:p>
          </table:table-cell>
          <table:covered-table-cell/>
          <table:covered-table-cell/>
          <table:table-cell table:style-name="Table1.K1" table:number-columns-spanned="4" office:value-type="string">
            <text:p text:style-name="P7">Mẫu số 02 <text:span text:style-name="T2">-TT</text:span></text:p>
            <text:p text:style-name="P11">(Ban hành theo QĐ số: 15/2006/QĐ - BTC, ngày 20/03/2006 của Bộ trưởng BTC)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7" office:value-type="string">
            <text:p text:style-name="P10">ĐT: 0651.87.296.870.29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3" office:value-type="string">
            <text:p text:style-name="P21"/>
          </table:table-cell>
          <table:covered-table-cell/>
          <table:covered-table-cell/>
          <table:table-cell table:style-name="Table1.K2" table:number-columns-spanned="4" office:value-type="string">
            <text:p text:style-name="P6"><text:span text:style-name="T1">Số: </text:span><text:span text:style-name="T1"><text:placeholder text:placeholder-type="text">&lt;o.name or ''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3" table:number-rows-spanned="2" table:number-columns-spanned="10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3" office:value-type="string">
            <text:p text:style-name="P15">Nợ TK:</text:p>
          </table:table-cell>
          <table:covered-table-cell/>
          <table:covered-table-cell/>
          <table:table-cell table:style-name="Table1.K2" office:value-type="string">
            <text:p text:style-name="P12"><text:placeholder text:placeholder-type="text">&lt;get_account_drs(o)&gt;</text:placeholder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3" office:value-type="string">
            <text:p text:style-name="P15">Có TK:</text:p>
          </table:table-cell>
          <table:covered-table-cell/>
          <table:covered-table-cell/>
          <table:table-cell table:style-name="Table1.K2" office:value-type="string">
            <text:p text:style-name="P12"><text:placeholder text:placeholder-type="text">&lt;o.account_id and o.account_id.code or ''&gt;</text:placeholder></text:p>
          </table:table-cell>
        </table:table-row>
        <table:table-row>
          <table:table-cell table:style-name="Table1.A3" table:number-columns-spanned="5" office:value-type="string">
            <text:p text:style-name="P23">Họ và tên người nộp tiền: </text:p>
          </table:table-cell>
          <table:covered-table-cell/>
          <table:covered-table-cell/>
          <table:covered-table-cell/>
          <table:covered-table-cell/>
          <table:table-cell table:style-name="Table1.K2" table:number-columns-spanned="9" office:value-type="string">
            <text:p text:style-name="P23"><text:placeholder text:placeholder-type="text">&lt;o.assign_user or ''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3">Địa chỉ: </text:p>
          </table:table-cell>
          <table:table-cell table:style-name="Table1.K2" table:number-columns-spanned="13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Lý do nộp: </text:p>
          </table:table-cell>
          <table:covered-table-cell/>
          <table:table-cell table:style-name="Table1.K2" table:number-columns-spanned="12" office:value-type="string">
            <text:p text:style-name="P23"><text:placeholder text:placeholder-type="text">&lt;o.descrip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Số tiền: </text:p>
          </table:table-cell>
          <table:covered-table-cell/>
          <table:table-cell table:style-name="Table1.C8" table:number-columns-spanned="4" office:value-type="float" office:value="0">
            <text:p text:style-name="P25"><text:placeholder text:placeholder-type="text">&lt;get_amount(o)&gt;</text:placeholder></text:p>
          </table:table-cell>
          <table:covered-table-cell/>
          <table:covered-table-cell/>
          <table:covered-table-cell/>
          <table:table-cell table:style-name="Table1.K2" table:number-columns-spanned="8" office:value-type="string">
            <text:p text:style-name="P23">VNĐ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3">Viết bằng chữ: <text:s/></text:p>
          </table:table-cell>
          <table:covered-table-cell/>
          <table:covered-table-cell/>
          <table:table-cell table:style-name="Table1.K2" table:number-columns-spanned="11" office:value-type="string">
            <text:p text:style-name="P23"><text:placeholder text:placeholder-type="text">&lt;amount_to_text(get_amount(o) 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3">Kèm theo: <text:s text:c="84"/></text:p>
          </table:table-cell>
          <table:covered-table-cell/>
          <table:table-cell table:style-name="Table1.H2" table:number-columns-spanned="9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23"><text:span text:style-name="T6">chứng từ gốc</text:span><text:span text:style-name="T4">.</text:span></text:p>
          </table:table-cell>
          <table:covered-table-cell/>
          <table:covered-table-cell/>
        </table:table-row>
        <table:table-row>
          <table:table-cell table:style-name="Table1.A11" table:number-columns-spanned="14" office:value-type="string">
            <text:p text:style-name="P16">Ngày <text:span text:style-name="T3"><text:placeholder text:placeholder-type="text">&lt;o.date[8:10]&gt;</text:placeholder></text:span><text:span text:style-name="T3"> t</text:span>háng <text:span text:style-name="T3"><text:placeholder text:placeholder-type="text">&lt;o.date[5:7]&gt;</text:placeholder></text:span> năm <text:span text:style-name="T3"><text:placeholder text:placeholder-type="text">&lt;o.date[0:4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17">Thủ Trưởng Đơn Vị</text:p>
            <text:p text:style-name="P17">(Ký, họ tên, đóng dấu)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table-cell table:style-name="Table1.J12" table:number-columns-spanned="4" office:value-type="string">
            <text:p text:style-name="P17">Kế Toán Trưởng</text:p>
            <text:p text:style-name="P17">(Ký, họ tên)</text:p>
          </table:table-cell>
          <table:covered-table-cell/>
          <table:covered-table-cell/>
          <table:covered-table-cell/>
          <table:table-cell table:style-name="Table1.J12" office:value-type="string">
            <text:p text:style-name="P17">Thủ Qũy</text:p>
            <text:p text:style-name="P17">(Ký, họ tên)</text:p>
          </table:table-cell>
          <table:table-cell table:style-name="Table1.J12" table:number-columns-spanned="3" office:value-type="string">
            <text:p text:style-name="P17">Người Lập Phiếu</text:p>
            <text:p text:style-name="P17">(Ký, họ tên)</text:p>
          </table:table-cell>
          <table:covered-table-cell/>
          <table:covered-table-cell/>
          <table:table-cell table:style-name="Table1.M12" table:number-columns-spanned="2" office:value-type="string">
            <text:p text:style-name="P17">Người Nộp Tiền</text:p>
            <text:p text:style-name="P17">(Ký, họ tên)</text:p>
          </table:table-cell>
          <table:covered-table-cell/>
        </table:table-row>
      </table:table>
      <text:p text:style-name="P13"/>
      <text:p text:style-name="P3"><text:tab/></text:p>
      <text:p text:style-name="P4"><text:tab/></text:p>
      <text:p text:style-name="P2"><text:tab/></text:p>
      <text:p text:style-name="P5"><text:tab/></text:p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43in" style:type="center"/>
          <style:tab-stop style:position="7.708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2in" fo:margin-bottom="0.7917in" fo:margin-left="0.4264in" fo:margin-right="0.36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4-11-10T15:38:35</meta:creation-date>
    <dc:date>2014-12-23T20:06:57.10</dc:date>
    <meta:editing-duration>PT1H40M52S</meta:editing-duration>
    <meta:editing-cycles>103</meta:editing-cycles>
    <meta:generator>LibreOffice/3.6$Windows_x86 LibreOffice_project/e183d5b-f8ccaf6-3804794-95b4be8-895629</meta:generator>
    <meta:document-statistic meta:table-count="1" meta:image-count="0" meta:object-count="0" meta:page-count="1" meta:paragraph-count="40" meta:word-count="122" meta:character-count="802" meta:non-whitespace-character-count="620"/>
  </office:meta>
</office:document-meta>
</file>